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56cm"/>
    </style:style>
    <style:style style:name="co2" style:family="table-column">
      <style:table-column-properties fo:break-before="auto" style:column-width="4.05cm"/>
    </style:style>
    <style:style style:name="co3" style:family="table-column">
      <style:table-column-properties fo:break-before="auto" style:column-width="2.782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19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ffffff"/>
      <style:text-properties fo:color="#9e9e9e" fo:font-style="normal" fo:font-weight="normal" style:font-style-asian="normal" style:font-weight-asian="normal" style:font-style-complex="normal" style:font-weight-complex="normal"/>
    </style:style>
    <style:style style:name="ce1" style:family="table-cell" style:parent-style-name="Default">
      <style:table-cell-properties fo:background-color="#4169e1"/>
      <style:text-properties fo:color="#fffaf0"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ackground-color="#ffffff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border-bottom="none" fo:background-color="#f3e5f5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order-bottom="none" fo:background-color="#f3e5f5" fo:border-left="none" fo:border-right="none" fo:border-top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fo:border="none"/>
      <style:text-properties fo:font-style="italic" fo:font-weight="bold" style:font-style-asian="italic" style:font-weight-asian="bold" style:font-style-complex="italic" style:font-weight-complex="bold"/>
    </style:style>
    <style:style style:name="ce52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fo:color="#9e9e9e" fo:font-style="normal" fo:font-weight="bold" style:font-style-asian="normal" style:font-weight-asian="bold" style:font-style-complex="normal" style:font-weight-complex="bold"/>
    </style:style>
    <style:style style:name="ce53" style:family="table-cell" style:parent-style-name="Default">
      <style:table-cell-properties fo:background-color="#ffffff"/>
      <style:text-properties fo:font-style="italic" style:font-style-asian="italic" style:font-style-complex="italic"/>
    </style:style>
    <style:style style:name="ce55" style:family="table-cell" style:parent-style-name="Default">
      <style:table-cell-properties fo:background-color="#ffffff" fo:border="none"/>
      <style:text-properties fo:font-style="italic" style:font-style-asian="italic" style:font-style-complex="italic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57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fo:color="#9e9e9e"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fo:background-color="#4169e1" style:text-align-source="fix" style:repeat-content="false"/>
      <style:paragraph-properties fo:text-align="center" fo:margin-left="0cm"/>
      <style:text-properties fo:color="#fffaf0" fo:font-weight="bold" style:font-weight-asian="bold" style:font-weight-complex="bold"/>
    </style:style>
    <style:style style:name="ce60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Neutral" style:base-cell-address="'Prompts comparison as of 2022-08'.C6"/>
      <style:map style:condition="cell-content()=2" style:apply-style-name="Average" style:base-cell-address="'Prompts comparison as of 2022-08'.C6"/>
      <style:map style:condition="cell-content()=3" style:apply-style-name="Good" style:base-cell-address="'Prompts comparison as of 2022-08'.C6"/>
      <style:map style:condition="cell-content()&lt;=0" style:apply-style-name="Bad" style:base-cell-address="'Prompts comparison as of 2022-08'.C6"/>
    </style:style>
    <style:style style:name="ce59" style:family="table-cell" style:parent-style-name="Default">
      <style:table-cell-properties fo:border-bottom="none" fo:background-color="#f3e5f5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map style:condition="cell-content()=1" style:apply-style-name="Neutral" style:base-cell-address="'Prompts comparison as of 2022-08'.C6"/>
      <style:map style:condition="cell-content()=2" style:apply-style-name="Average" style:base-cell-address="'Prompts comparison as of 2022-08'.C6"/>
      <style:map style:condition="cell-content()=3" style:apply-style-name="Good" style:base-cell-address="'Prompts comparison as of 2022-08'.C6"/>
      <style:map style:condition="cell-content()&lt;=0" style:apply-style-name="Bad" style:base-cell-address="'Prompts comparison as of 2022-08'.C6"/>
    </style:style>
    <style:style style:name="ce25" style:family="table-cell" style:parent-style-name="Default">
      <style:table-cell-properties fo:border-bottom="none" fo:background-color="#f3e5f5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center" fo:margin-left="0cm"/>
      <style:map style:condition="cell-content()=1" style:apply-style-name="Neutral" style:base-cell-address="'Prompts comparison as of 2022-08'.C6"/>
      <style:map style:condition="cell-content()=2" style:apply-style-name="Average" style:base-cell-address="'Prompts comparison as of 2022-08'.C6"/>
      <style:map style:condition="cell-content()=3" style:apply-style-name="Good" style:base-cell-address="'Prompts comparison as of 2022-08'.C6"/>
      <style:map style:condition="cell-content()&lt;=0" style:apply-style-name="Bad" style:base-cell-address="'Prompts comparison as of 2022-08'.C6"/>
    </style:style>
    <style:style style:name="ce27" style:family="table-cell" style:parent-style-name="Default">
      <style:table-cell-properties fo:border-bottom="none" fo:background-color="#f3e5f5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f3e5f5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f3e5f5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f3e5f5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f3e5f5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9e9e9e" fo:font-style="normal" fo:font-weight="normal" style:font-style-asian="normal" style:font-weight-asian="normal" style:font-style-complex="normal" style:font-weight-complex="normal"/>
    </style:style>
    <style:style style:name="ce32" style:family="table-cell" style:parent-style-name="None">
      <style:table-cell-properties style:text-align-source="fix" style:repeat-content="false"/>
      <style:paragraph-properties fo:text-align="center" fo:margin-left="0cm"/>
      <style:map style:condition="cell-content()=1" style:apply-style-name="Neutral" style:base-cell-address="'Prompts comparison as of 2022-08'.C6"/>
      <style:map style:condition="cell-content()=2" style:apply-style-name="Average" style:base-cell-address="'Prompts comparison as of 2022-08'.C6"/>
      <style:map style:condition="cell-content()=3" style:apply-style-name="Good" style:base-cell-address="'Prompts comparison as of 2022-08'.C6"/>
      <style:map style:condition="cell-content()&lt;=0" style:apply-style-name="Bad" style:base-cell-address="'Prompts comparison as of 2022-08'.C6"/>
    </style:style>
    <style:style style:name="ce77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fo:color="#9e9e9e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able-cell-properties fo:background-color="#4169e1" style:text-align-source="fix" style:repeat-content="false"/>
      <style:paragraph-properties fo:text-align="end" fo:margin-left="0cm"/>
      <style:text-properties fo:color="#fffaf0"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35" style:family="table-cell" style:parent-style-name="Default">
      <style:table-cell-properties fo:border-bottom="none" fo:background-color="#f3e5f5" style:text-align-source="fix" style:repeat-content="false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fo:font-style="italic" style:font-style-asian="italic" style:font-style-complex="italic"/>
    </style:style>
    <style:style style:name="ce37" style:family="table-cell" style:parent-style-name="Default" style:data-style-name="N107">
      <style:table-cell-properties fo:border-bottom="none" fo:background-color="#f3e5f5" style:text-align-source="fix" style:repeat-content="false" fo:border-left="none" fo:border-right="none" fo:border-top="0.06pt solid #000000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tyle="italic" style:font-style-asian="italic" style:font-style-complex="italic"/>
    </style:style>
    <style:style style:name="ce39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tyle="italic" style:font-style-asian="italic" style:font-style-complex="italic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tyle="italic" style:font-style-asian="italic" style:font-style-complex="italic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43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tyle="italic" style:font-style-asian="italic" style:font-style-complex="italic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83" style:family="table-cell" style:parent-style-name="Default">
      <style:table-cell-properties fo:background-color="transparent"/>
      <style:text-properties fo:color="#9e9e9e"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fo:background-color="#4169e1"/>
      <style:text-properties fo:color="#fffaf0" fo:font-weight="bold" style:font-weight-asian="bold" style:font-weight-complex="bold"/>
    </style:style>
    <style:style style:name="ce46" style:family="table-cell" style:parent-style-name="Default">
      <style:table-cell-properties fo:border-bottom="none" fo:background-color="#f3e5f5" fo:border-left="none" fo:border-right="none" fo:border-top="0.06pt solid #0000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transparent" fo:border="none"/>
    </style:style>
    <style:style style:name="ce48" style:family="table-cell" style:parent-style-name="Default">
      <style:table-cell-properties fo:border-bottom="none" fo:background-color="#f3e5f5" fo:border-left="none" fo:border-right="none" fo:border-top="0.06pt solid #000000"/>
    </style:style>
    <style:style style:name="ce49" style:family="table-cell" style:parent-style-name="Default">
      <style:table-cell-properties fo:border="none"/>
    </style:style>
    <style:style style:name="ce50" style:family="table-cell" style:parent-style-name="Default">
      <style:table-cell-properties fo:background-color="#f3e5f5"/>
    </style:style>
    <style:style style:name="ce99" style:family="table-cell" style:parent-style-name="Default">
      <style:table-cell-properties fo:background-color="#4169e1"/>
      <style:text-properties fo:color="#fffaf0"/>
    </style:style>
    <style:style style:name="gr1" style:family="graphic">
      <style:graphic-properties draw:marker-start="Extrémités_20_de_20_flèche_20_1" draw:marker-start-width="0.2cm" draw:marker-start-center="false" draw:fill="solid" draw:fill-color="#fffff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Extrémités_20_de_20_flèche_20_1" draw:marker-start-width="0.2cm" draw:marker-start-center="false" draw:fill="solid" draw:fill-color="#fffff0" draw:auto-grow-height="true" draw:auto-grow-width="false" fo:min-height="4.34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f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3b76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f0"/>
      <style:paragraph-properties style:text-autospace="none" style:line-break="normal" style:writing-mode="page"/>
      <style:text-properties fo:color="#003b76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3b76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rompts comparison as of 2022-08" table:style-name="ta1" table:print-ranges="'Prompts comparison as of 2022-08'.A2:'Prompts comparison as of 2022-08'.J150">
        <office:forms form:automatic-focus="false" form:apply-design-mode="false"/>
        <table:table-column table:style-name="co1" table:default-cell-style-name="ce11"/>
        <table:table-column table:style-name="co2" table:default-cell-style-name="ce2"/>
        <table:table-column table:style-name="co3" table:number-columns-repeated="7" table:default-cell-style-name="ce20"/>
        <table:table-column table:style-name="co4" table:default-cell-style-name="ce34"/>
        <table:table-column table:style-name="co5" table:number-columns-repeated="1014" table:default-cell-style-name="Default"/>
        <table:table-row table:style-name="ro1">
          <table:table-cell table:style-name="ce5"/>
          <table:table-cell table:style-name="ce52" office:value-type="string" calcext:value-type="string">
            <text:p>Numbers figure quality level:</text:p>
          </table:table-cell>
          <table:table-cell table:style-name="ce57" office:value-type="string" calcext:value-type="string">
            <text:p><text:s/>0 = No support, 1 = Basics, 2 = Good feature set but poor ergonomics, 3 = Good features and ergonomics </text:p>
          </table:table-cell>
          <table:table-cell table:style-name="ce75" table:number-columns-repeated="6"/>
          <table:table-cell table:style-name="ce77"/>
          <table:table-cell table:style-name="ce83" table:number-columns-repeated="1014"/>
        </table:table-row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Feature</text:p>
          </table:table-cell>
          <table:table-cell table:style-name="ce19" office:value-type="string" calcext:value-type="string">
            <text:p>Liquidprompt</text:p>
          </table:table-cell>
          <table:table-cell table:style-name="ce19" office:value-type="string" calcext:value-type="string">
            <text:p>Starship</text:p>
          </table:table-cell>
          <table:table-cell table:style-name="ce19" office:value-type="string" calcext:value-type="string">
            <text:p>Spaceship</text:p>
          </table:table-cell>
          <table:table-cell table:style-name="ce19" office:value-type="string" calcext:value-type="string">
            <text:p>Oh-My-Posh</text:p>
          </table:table-cell>
          <table:table-cell table:style-name="ce19" office:value-type="string" calcext:value-type="string">
            <text:p>Powerlevel10k</text:p>
          </table:table-cell>
          <table:table-cell table:style-name="ce19" office:value-type="string" calcext:value-type="string">
            <text:p>Powerline</text:p>
          </table:table-cell>
          <table:table-cell table:style-name="ce19" office:value-type="string" calcext:value-type="string">
            <text:p>Pure</text:p>
          </table:table-cell>
          <table:table-cell table:style-name="ce33" office:value-type="string" calcext:value-type="string">
            <text:p>Popularity</text:p>
          </table:table-cell>
          <table:table-cell table:style-name="ce7" table:number-columns-repeated="1010"/>
          <table:table-cell table:number-columns-repeated="4"/>
        </table:table-row>
        <table:table-row table:style-name="ro1">
          <table:table-cell table:style-name="ce8" office:value-type="string" calcext:value-type="string">
            <text:p>Implementation</text:p>
          </table:table-cell>
          <table:table-cell table:style-name="ce53" office:value-type="string" calcext:value-type="string">
            <text:p>Language</text:p>
          </table:table-cell>
          <table:table-cell table:style-name="ce60" office:value-type="string" calcext:value-type="string">
            <text:p>Shell</text:p>
          </table:table-cell>
          <table:table-cell table:style-name="ce60" office:value-type="string" calcext:value-type="string">
            <text:p>Rust</text:p>
          </table:table-cell>
          <table:table-cell table:style-name="ce60" office:value-type="string" calcext:value-type="string">
            <text:p>Zsh</text:p>
          </table:table-cell>
          <table:table-cell table:style-name="ce60" office:value-type="string" calcext:value-type="string">
            <text:p>Go</text:p>
          </table:table-cell>
          <table:table-cell table:style-name="ce60" office:value-type="string" calcext:value-type="string">
            <text:p>Shell</text:p>
          </table:table-cell>
          <table:table-cell table:style-name="ce60" office:value-type="string" calcext:value-type="string">
            <text:p>Python</text:p>
          </table:table-cell>
          <table:table-cell table:style-name="ce60" office:value-type="string" calcext:value-type="string">
            <text:p>Zsh</text:p>
          </table:table-cell>
          <table:table-cell table:number-columns-repeated="1015"/>
        </table:table-row>
        <table:table-row table:style-name="ro1">
          <table:table-cell/>
          <table:table-cell table:style-name="ce53" office:value-type="string" calcext:value-type="string">
            <text:p>License</text:p>
          </table:table-cell>
          <table:table-cell table:style-name="ce60" office:value-type="string" calcext:value-type="string">
            <text:p>AGPLv3</text:p>
          </table:table-cell>
          <table:table-cell table:style-name="ce60" office:value-type="string" calcext:value-type="string">
            <text:p>ISC</text:p>
          </table:table-cell>
          <table:table-cell table:number-columns-repeated="5" table:style-name="ce60" office:value-type="string" calcext:value-type="string">
            <text:p>MIT</text:p>
          </table:table-cell>
          <table:table-cell table:number-columns-repeated="1015"/>
        </table:table-row>
        <table:table-row table:style-name="ro1">
          <table:table-cell/>
          <table:table-cell table:style-name="ce53" office:value-type="string" calcext:value-type="string">
            <text:p>Github stars (k)</text:p>
          </table:table-cell>
          <table:table-cell table:style-name="ce21" office:value-type="float" office:value="4.2" calcext:value-type="float">
            <text:p>4,2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17.2" calcext:value-type="float">
            <text:p>17,2</text:p>
          </table:table-cell>
          <table:table-cell table:style-name="ce21" office:value-type="float" office:value="7.4" calcext:value-type="float">
            <text:p>7,4</text:p>
          </table:table-cell>
          <table:table-cell table:style-name="ce21" office:value-type="float" office:value="30.4" calcext:value-type="float">
            <text:p>30,4</text:p>
          </table:table-cell>
          <table:table-cell table:style-name="ce21" office:value-type="float" office:value="13.4" calcext:value-type="float">
            <text:p>13,4</text:p>
          </table:table-cell>
          <table:table-cell table:style-name="ce21" office:value-type="float" office:value="11.5" calcext:value-type="float">
            <text:p>11,5</text:p>
          </table:table-cell>
          <table:table-cell table:number-columns-repeated="1015"/>
        </table:table-row>
        <table:table-row table:style-name="ro1">
          <table:table-cell/>
          <table:table-cell table:style-name="ce53" office:value-type="string" calcext:value-type="string">
            <text:p>Themes</text:p>
          </table:table-cell>
          <table:table-cell table:number-columns-repeated="3"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formula="of:=SUM([.C6:.I6])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Shells</text:p>
          </table:table-cell>
          <table:table-cell table:style-name="ce14" office:value-type="string" calcext:value-type="string">
            <text:p>Support</text:p>
          </table:table-cell>
          <table:table-cell table:style-name="ce59" table:formula="of:=SUM([.C8:.C12])" office:value-type="float" office:value="4" calcext:value-type="float">
            <text:p>4</text:p>
          </table:table-cell>
          <table:table-cell table:style-name="ce59" table:formula="of:=SUM([.D8:.D12])" office:value-type="float" office:value="9" calcext:value-type="float">
            <text:p>9</text:p>
          </table:table-cell>
          <table:table-cell table:style-name="ce59" table:formula="of:=SUM([.E8:.E12])" office:value-type="float" office:value="3" calcext:value-type="float">
            <text:p>3</text:p>
          </table:table-cell>
          <table:table-cell table:style-name="ce59" table:formula="of:=SUM([.F8:.F12])" office:value-type="float" office:value="8" calcext:value-type="float">
            <text:p>8</text:p>
          </table:table-cell>
          <table:table-cell table:style-name="ce59" table:formula="of:=SUM([.G8:.G12])" office:value-type="float" office:value="3" calcext:value-type="float">
            <text:p>3</text:p>
          </table:table-cell>
          <table:table-cell table:style-name="ce59" table:formula="of:=SUM([.H8:.H12])" office:value-type="float" office:value="8" calcext:value-type="float">
            <text:p>8</text:p>
          </table:table-cell>
          <table:table-cell table:style-name="ce59" table:formula="of:=SUM([.I8:.I12])" office:value-type="float" office:value="3" calcext:value-type="float">
            <text:p>3</text:p>
          </table:table-cell>
          <table:table-cell table:style-name="ce35" table:formula="of:=AVERAGE([.J8:.J12])" office:value-type="float" office:value="7.6" calcext:value-type="float">
            <text:p>7,6</text:p>
          </table:table-cell>
          <table:table-cell table:style-name="ce46" table:number-columns-repeated="1013"/>
          <table:table-cell/>
        </table:table-row>
        <table:table-row table:style-name="ro1">
          <table:table-cell table:style-name="ce13"/>
          <table:table-cell table:style-name="ce55" office:value-type="string" calcext:value-type="string">
            <office:annotation draw:style-name="gr1" draw:text-style-name="P2" svg:width="2.899cm" svg:height="1.799cm" svg:x="7.805cm" svg:y="1.66cm" draw:caption-point-x="-0.61cm" draw:caption-point-y="1.51cm">
              <dc:creator>NH</dc:creator>
              <dc:date>2022-08-17T00:00:00</dc:date>
              <text:p text:style-name="P1"><text:span text:style-name="T1">3: supports right prompt</text:span></text:p>
            </office:annotation>
            <text:p>Zsh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36" table:formula="of:=SUM([.C8:.I8])" office:value-type="float" office:value="18" calcext:value-type="float">
            <text:p>18</text:p>
          </table:table-cell>
          <table:table-cell table:style-name="ce47" table:number-columns-repeated="1010"/>
          <table:table-cell table:style-name="ce13" table:number-columns-repeated="3"/>
          <table:table-cell/>
        </table:table-row>
        <table:table-row table:style-name="ro1">
          <table:table-cell/>
          <table:table-cell table:style-name="ce53" office:value-type="string" calcext:value-type="string">
            <text:p>Bash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formula="of:=SUM([.C9:.I9])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Fish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formula="of:=SUM([.C10:.I10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Powershell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11:.I11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ipython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formula="of:=SUM([.C12:.I12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Essentials</text:p>
          </table:table-cell>
          <table:table-cell table:style-name="ce14" office:value-type="string" calcext:value-type="string">
            <text:p>Support</text:p>
          </table:table-cell>
          <table:table-cell table:style-name="ce25" table:formula="of:=SUM([.C14:.C34])" office:value-type="float" office:value="52" calcext:value-type="float">
            <text:p>52</text:p>
          </table:table-cell>
          <table:table-cell table:style-name="ce25" table:formula="of:=SUM([.D14:.D34])" office:value-type="float" office:value="34" calcext:value-type="float">
            <text:p>34</text:p>
          </table:table-cell>
          <table:table-cell table:style-name="ce25" table:formula="of:=SUM([.E14:.E34])" office:value-type="float" office:value="25" calcext:value-type="float">
            <text:p>25</text:p>
          </table:table-cell>
          <table:table-cell table:style-name="ce25" table:formula="of:=SUM([.F14:.F34])" office:value-type="float" office:value="22" calcext:value-type="float">
            <text:p>22</text:p>
          </table:table-cell>
          <table:table-cell table:style-name="ce25" table:formula="of:=SUM([.G14:.G34])" office:value-type="float" office:value="20" calcext:value-type="float">
            <text:p>20</text:p>
          </table:table-cell>
          <table:table-cell table:style-name="ce25" table:formula="of:=SUM([.H14:.H34])" office:value-type="float" office:value="17" calcext:value-type="float">
            <text:p>17</text:p>
          </table:table-cell>
          <table:table-cell table:style-name="ce25" table:formula="of:=SUM([.I14:.I34])" office:value-type="float" office:value="10" calcext:value-type="float">
            <text:p>10</text:p>
          </table:table-cell>
          <table:table-cell table:style-name="ce37" table:formula="of:=AVERAGE([.J14:.J34])" office:value-type="float" office:value="8.57142857142857" calcext:value-type="float">
            <text:p>8,6</text:p>
          </table:table-cell>
          <table:table-cell table:style-name="ce48" table:number-columns-repeated="1010"/>
          <table:table-cell table:style-name="ce50" table:number-columns-repeated="3"/>
          <table:table-cell/>
        </table:table-row>
        <table:table-row table:style-name="ro1">
          <table:table-cell table:style-name="ce15"/>
          <table:table-cell table:style-name="ce53" office:value-type="string" calcext:value-type="string">
            <office:annotation draw:style-name="gr1" draw:text-style-name="P4" svg:width="2.899cm" svg:height="1.799cm" svg:x="7.805cm" svg:y="4.37cm" draw:caption-point-x="-0.61cm" draw:caption-point-y="1.51cm">
              <dc:creator>NH</dc:creator>
              <dc:date>2022-08-16T00:00:00</dc:date>
              <text:p text:style-name="P3"><text:span text:style-name="T2">3: highlight VCS, smart shortening</text:span></text:p>
            </office:annotation>
            <text:p>Current path</text:p>
          </table:table-cell>
          <table:table-cell table:number-columns-repeated="4"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formula="of:=SUM([.C14:.I14])" office:value-type="float" office:value="17" calcext:value-type="float">
            <text:p>17</text:p>
          </table:table-cell>
          <table:table-cell table:style-name="ce49" table:number-columns-repeated="1010"/>
          <table:table-cell table:number-columns-repeated="4"/>
        </table:table-row>
        <table:table-row table:style-name="ro1">
          <table:table-cell/>
          <table:table-cell table:style-name="ce53" office:value-type="string" calcext:value-type="string">
            <office:annotation draw:style-name="gr1" draw:text-style-name="P4" svg:width="2.899cm" svg:height="1.799cm" svg:x="7.805cm" svg:y="4.821cm" draw:caption-point-x="-0.61cm" draw:caption-point-y="1.51cm">
              <dc:creator>NH</dc:creator>
              <dc:date>2022-08-16T00:00:00</dc:date>
              <text:p text:style-name="P3"><text:span text:style-name="T2">3: thresholded</text:span></text:p>
            </office:annotation>
            <text:p>Last runtime</text:p>
          </table:table-cell>
          <table:table-cell table:number-columns-repeated="4"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formula="of:=SUM([.C15:.I15])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/>
          <table:table-cell table:style-name="ce55" office:value-type="string" calcext:value-type="string">
            <office:annotation draw:style-name="gr1" draw:text-style-name="P4" svg:width="2.899cm" svg:height="1.799cm" svg:x="7.805cm" svg:y="5.273cm" draw:caption-point-x="-0.61cm" draw:caption-point-y="1.51cm">
              <dc:creator>NH</dc:creator>
              <dc:date>2022-08-16T00:00:00</dc:date>
              <text:p text:style-name="P3"><text:span text:style-name="T2">3: allows thresholding</text:span></text:p>
            </office:annotation>
            <text:p>Battery</text:p>
          </table:table-cell>
          <table:table-cell table:number-columns-repeated="3" table:style-name="ce26" office:value-type="float" office:value="3" calcext:value-type="float">
            <text:p>3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style-name="ce26" office:value-type="float" office:value="0" calcext:value-type="float">
            <text:p>0</text:p>
          </table:table-cell>
          <table:table-cell table:style-name="ce38" table:formula="of:=SUM([.C16:.I16])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office:annotation draw:style-name="gr1" draw:text-style-name="P4" svg:width="2.899cm" svg:height="1.799cm" svg:x="7.805cm" svg:y="5.724cm" draw:caption-point-x="-0.61cm" draw:caption-point-y="1.51cm">
              <dc:creator>NH</dc:creator>
              <dc:date>2022-08-16T00:00:00</dc:date>
              <text:p text:style-name="P3"><text:span text:style-name="T2">3: show only if is not the login user</text:span></text:p>
            </office:annotation>
            <text:p>Username</text:p>
          </table:table-cell>
          <table:table-cell table:number-columns-repeated="3"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formula="of:=SUM([.C17:.I17])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office:annotation draw:style-name="gr1" draw:text-style-name="P4" svg:width="2.899cm" svg:height="1.799cm" svg:x="7.805cm" svg:y="6.176cm" draw:caption-point-x="-0.61cm" draw:caption-point-y="1.51cm">
              <dc:creator>NH</dc:creator>
              <dc:date>2022-08-16T00:00:00</dc:date>
              <text:p text:style-name="P3"><text:span text:style-name="T2">3: allows pretty hostname, FQDN… Display only if remote.</text:span></text:p>
            </office:annotation>
            <text:p>Hostname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formula="of:=SUM([.C18:.I18])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office:annotation draw:style-name="gr1" draw:text-style-name="P4" svg:width="2.899cm" svg:height="1.799cm" svg:x="7.805cm" svg:y="6.628cm" draw:caption-point-x="-0.61cm" draw:caption-point-y="1.51cm">
              <dc:creator>NH</dc:creator>
              <dc:date>2022-08-17T00:00:00</dc:date>
              <text:p text:style-name="P3"><text:span text:style-name="T2">3: only display if &gt;0, specific icons/names</text:span></text:p>
            </office:annotation>
            <text:p>Exit code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3"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formula="of:=SUM([.C19:.I19])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office:annotation draw:style-name="gr1" draw:text-style-name="P4" svg:width="2.899cm" svg:height="1.799cm" svg:x="7.805cm" svg:y="7.079cm" draw:caption-point-x="-0.61cm" draw:caption-point-y="1.51cm">
              <dc:creator>NH</dc:creator>
              <dc:date>2022-08-16T00:00:00</dc:date>
              <text:p text:style-name="P3"><text:span text:style-name="T2">3: indicate background/detached/sleeping only if &gt;0</text:span></text:p>
            </office:annotation>
            <text:p>Jobs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formula="of:=SUM([.C20:.I20])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office:annotation draw:style-name="gr1" draw:text-style-name="P4" svg:width="2.899cm" svg:height="1.799cm" svg:x="7.805cm" svg:y="7.531cm" draw:caption-point-x="-0.61cm" draw:caption-point-y="1.51cm">
              <dc:creator>NH</dc:creator>
              <dc:date>2022-08-17T00:00:00</dc:date>
              <text:p text:style-name="P3"><text:span text:style-name="T2">3: can be shortened to a clock emoji</text:span></text:p>
            </office:annotation>
            <text:p>Date/time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3"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formula="of:=SUM([.C21:.I21])"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office:annotation draw:style-name="gr1" draw:text-style-name="P4" svg:width="2.899cm" svg:height="1.799cm" svg:x="7.805cm" svg:y="7.982cm" draw:caption-point-x="-0.61cm" draw:caption-point-y="1.51cm">
              <dc:creator>NH</dc:creator>
              <dc:date>2022-08-16T00:00:00</dc:date>
              <text:p text:style-name="P3"><text:span text:style-name="T2">3: thresholds</text:span></text:p>
            </office:annotation>
            <text:p>Memory Usage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22:.I22])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office:annotation draw:style-name="gr1" draw:text-style-name="P4" svg:width="2.899cm" svg:height="1.799cm" svg:x="7.805cm" svg:y="8.434cm" draw:caption-point-x="-0.61cm" draw:caption-point-y="1.51cm">
              <dc:creator>NH</dc:creator>
              <dc:date>2022-08-16T00:00:00</dc:date>
              <text:p text:style-name="P3"><text:span text:style-name="T2">3: indicate writing rights</text:span></text:p>
            </office:annotation>
            <text:p>FS Permissions</text:p>
          </table:table-cell>
          <table:table-cell table:number-columns-repeated="3" table:style-name="ce22" office:value-type="float" office:value="3" calcext:value-type="float">
            <text:p>3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formula="of:=SUM([.C23:.I23])"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office:annotation draw:style-name="gr1" draw:text-style-name="P4" svg:width="2.899cm" svg:height="1.799cm" svg:x="7.805cm" svg:y="8.885cm" draw:caption-point-x="-0.61cm" draw:caption-point-y="1.51cm">
              <dc:creator>NH</dc:creator>
              <dc:date>2022-08-16T00:00:00</dc:date>
              <text:p text:style-name="P3"><text:span text:style-name="T2">3: colors + thresholds</text:span></text:p>
            </office:annotation>
            <text:p>System Load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formula="of:=SUM([.C24:.I24])"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office:annotation draw:style-name="gr1" draw:text-style-name="P4" svg:width="2.899cm" svg:height="1.799cm" svg:x="7.805cm" svg:y="9.337cm" draw:caption-point-x="-0.61cm" draw:caption-point-y="1.51cm">
              <dc:creator>NH</dc:creator>
              <dc:date>2022-08-16T00:00:00</dc:date>
              <text:p text:style-name="P3"><text:span text:style-name="T2">3: random host color</text:span></text:p>
            </office:annotation>
            <text:p>Remote shell (SSH, Telnet, MOSH, etc.)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formula="of:=SUM([.C25:.I25])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SHLVL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26:.I26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Sudo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27:.I27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office:annotation draw:style-name="gr1" draw:text-style-name="P4" svg:width="2.899cm" svg:height="1.799cm" svg:x="7.805cm" svg:y="10.692cm" draw:caption-point-x="-0.61cm" draw:caption-point-y="1.51cm">
              <dc:creator>NH</dc:creator>
              <dc:date>2022-08-16T00:00:00</dc:date>
              <text:p text:style-name="P3"><text:span text:style-name="T2">3: number of sessions, session name</text:span></text:p>
            </office:annotation>
            <text:p>Tmux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formula="of:=SUM([.C28:.I28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OS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29:.I29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Proxy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30:.I30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Disk usage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31:.I3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office:annotation draw:style-name="gr1" draw:text-style-name="P4" svg:width="2.899cm" svg:height="1.799cm" svg:x="7.805cm" svg:y="12.498cm" draw:caption-point-x="-0.61cm" draw:caption-point-y="1.51cm">
              <dc:creator>NH</dc:creator>
              <dc:date>2022-08-16T00:00:00</dc:date>
              <text:p text:style-name="P3"><text:span text:style-name="T2">3: number of sessions</text:span></text:p>
            </office:annotation>
            <text:p>Screen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formula="of:=SUM([.C32:.I3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Temperature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formula="of:=SUM([.C33:.I3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Prompt switch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formula="of:=SUM([.C34:.I3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Version Control</text:p>
          </table:table-cell>
          <table:table-cell table:style-name="ce14" office:value-type="string" calcext:value-type="string">
            <text:p>Support</text:p>
          </table:table-cell>
          <table:table-cell table:style-name="ce27" table:formula="of:=SUM([.C36:.C41])" office:value-type="float" office:value="15" calcext:value-type="float">
            <text:p>15</text:p>
          </table:table-cell>
          <table:table-cell table:style-name="ce27" table:formula="of:=SUM([.D36:.D41])" office:value-type="float" office:value="4" calcext:value-type="float">
            <text:p>4</text:p>
          </table:table-cell>
          <table:table-cell table:style-name="ce27" table:formula="of:=SUM([.E36:.E41])" office:value-type="float" office:value="6" calcext:value-type="float">
            <text:p>6</text:p>
          </table:table-cell>
          <table:table-cell table:style-name="ce27" table:formula="of:=SUM([.F36:.F41])" office:value-type="float" office:value="8" calcext:value-type="float">
            <text:p>8</text:p>
          </table:table-cell>
          <table:table-cell table:style-name="ce27" table:formula="of:=SUM([.G36:.G41])" office:value-type="float" office:value="2" calcext:value-type="float">
            <text:p>2</text:p>
          </table:table-cell>
          <table:table-cell table:style-name="ce27" table:formula="of:=SUM([.H36:.H41])" office:value-type="float" office:value="3" calcext:value-type="float">
            <text:p>3</text:p>
          </table:table-cell>
          <table:table-cell table:style-name="ce27" table:formula="of:=SUM([.I36:.I41])" office:value-type="float" office:value="3" calcext:value-type="float">
            <text:p>3</text:p>
          </table:table-cell>
          <table:table-cell table:style-name="ce37" table:formula="of:=AVERAGE([.J36:.J41])" office:value-type="float" office:value="6.83333333333333" calcext:value-type="float">
            <text:p>6,8</text:p>
          </table:table-cell>
          <table:table-cell table:style-name="ce46" table:number-columns-repeated="1010"/>
          <table:table-cell table:style-name="ce50" table:number-columns-repeated="3"/>
          <table:table-cell/>
        </table:table-row>
        <table:table-row table:style-name="ro1">
          <table:table-cell table:style-name="Default"/>
          <table:table-cell table:style-name="ce55" office:value-type="string" calcext:value-type="string">
            <text:p>Git</text:p>
          </table:table-cell>
          <table:table-cell table:number-columns-repeated="4" table:style-name="ce26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39" table:formula="of:=SUM([.C36:.I36])" office:value-type="float" office:value="18" calcext:value-type="float">
            <text:p>18</text:p>
          </table:table-cell>
          <table:table-cell table:style-name="ce49" table:number-columns-repeated="1010"/>
          <table:table-cell table:number-columns-repeated="4"/>
        </table:table-row>
        <table:table-row table:style-name="ro1">
          <table:table-cell/>
          <table:table-cell table:style-name="ce53" office:value-type="string" calcext:value-type="string">
            <text:p>Mercurial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0" table:formula="of:=SUM([.C37:.I37])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Subversion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40" table:formula="of:=SUM([.C38:.I38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Bazaar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0" table:formula="of:=SUM([.C39:.I39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Fossil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40" table:formula="of:=SUM([.C40:.I40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Plastic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40" table:formula="of:=SUM([.C41:.I41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Environments</text:p>
          </table:table-cell>
          <table:table-cell table:style-name="ce14" office:value-type="string" calcext:value-type="string">
            <text:p>Support</text:p>
          </table:table-cell>
          <table:table-cell table:style-name="ce28" table:formula="of:=SUM([.C43:.C62])" office:value-type="float" office:value="21" calcext:value-type="float">
            <text:p>21</text:p>
          </table:table-cell>
          <table:table-cell table:style-name="ce28" table:formula="of:=SUM([.D43:.D62])" office:value-type="float" office:value="29" calcext:value-type="float">
            <text:p>29</text:p>
          </table:table-cell>
          <table:table-cell table:style-name="ce28" table:formula="of:=SUM([.E43:.E62])" office:value-type="float" office:value="18" calcext:value-type="float">
            <text:p>18</text:p>
          </table:table-cell>
          <table:table-cell table:style-name="ce28" table:formula="of:=SUM([.F43:.F62])" office:value-type="float" office:value="8" calcext:value-type="float">
            <text:p>8</text:p>
          </table:table-cell>
          <table:table-cell table:style-name="ce28" table:formula="of:=SUM([.G43:.G62])" office:value-type="float" office:value="25" calcext:value-type="float">
            <text:p>25</text:p>
          </table:table-cell>
          <table:table-cell table:style-name="ce28" table:formula="of:=SUM([.H43:.H62])" office:value-type="float" office:value="2" calcext:value-type="float">
            <text:p>2</text:p>
          </table:table-cell>
          <table:table-cell table:style-name="ce28" table:formula="of:=SUM([.I43:.I62])" office:value-type="float" office:value="0" calcext:value-type="float">
            <text:p>0</text:p>
          </table:table-cell>
          <table:table-cell table:style-name="ce37" table:formula="of:=AVERAGE([.J43:.J62])" office:value-type="float" office:value="5.15" calcext:value-type="float">
            <text:p>5,2</text:p>
          </table:table-cell>
          <table:table-cell table:style-name="ce46" table:number-columns-repeated="1010"/>
          <table:table-cell table:style-name="ce50" table:number-columns-repeated="3"/>
          <table:table-cell/>
        </table:table-row>
        <table:table-row table:style-name="ro1">
          <table:table-cell table:style-name="Default"/>
          <table:table-cell table:style-name="ce55" office:value-type="string" calcext:value-type="string">
            <text:p>AWS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38" table:formula="of:=SUM([.C43:.I43])" office:value-type="float" office:value="11" calcext:value-type="float">
            <text:p>11</text:p>
          </table:table-cell>
          <table:table-cell table:style-name="ce49" table:number-columns-repeated="1010"/>
          <table:table-cell table:number-columns-repeated="4"/>
        </table:table-row>
        <table:table-row table:style-name="ro1">
          <table:table-cell/>
          <table:table-cell table:style-name="ce53" office:value-type="string" calcext:value-type="string">
            <text:p>Conda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formula="of:=SUM([.C44:.I44])"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Python venv</text:p>
          </table:table-cell>
          <table:table-cell table:number-columns-repeated="5"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formula="of:=SUM([.C45:.I45])"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Kubernetes</text:p>
          </table:table-cell>
          <table:table-cell table:number-columns-repeated="3"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46:.I46])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Terraform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47:.I47])"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Azure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48:.I48])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Docker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?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formula="of:=SUM([.C49:.I49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Docker contex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formula="of:=SUM([.C50:.I50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Nix-shell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51:.I51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Container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52:.I52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Node env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53:.I53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Ruby venv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54:.I54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Lua env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55:.I55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Perl env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56:.I56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Scala env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57:.I57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Singularity/Apptainer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58:.I58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Software Collections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formula="of:=SUM([.C59:.I59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Spack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60:.I60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Toolbox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61:.I61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VCSH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62:.I62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iTerm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63:.I63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Misc</text:p>
          </table:table-cell>
          <table:table-cell table:style-name="ce14" office:value-type="string" calcext:value-type="string">
            <text:p>Support</text:p>
          </table:table-cell>
          <table:table-cell table:style-name="ce29" table:formula="of:=SUM([.C65:.C75])" office:value-type="float" office:value="9" calcext:value-type="float">
            <text:p>9</text:p>
          </table:table-cell>
          <table:table-cell table:style-name="ce29" table:formula="of:=SUM([.D65:.D75])" office:value-type="float" office:value="3" calcext:value-type="float">
            <text:p>3</text:p>
          </table:table-cell>
          <table:table-cell table:style-name="ce29" table:formula="of:=SUM([.E65:.E75])" office:value-type="float" office:value="0" calcext:value-type="float">
            <text:p>0</text:p>
          </table:table-cell>
          <table:table-cell table:style-name="ce29" table:formula="of:=SUM([.F65:.F75])" office:value-type="float" office:value="2" calcext:value-type="float">
            <text:p>2</text:p>
          </table:table-cell>
          <table:table-cell table:style-name="ce29" table:formula="of:=SUM([.G65:.G75])" office:value-type="float" office:value="12" calcext:value-type="float">
            <text:p>12</text:p>
          </table:table-cell>
          <table:table-cell table:style-name="ce29" table:formula="of:=SUM([.H65:.H75])" office:value-type="float" office:value="10" calcext:value-type="float">
            <text:p>10</text:p>
          </table:table-cell>
          <table:table-cell table:style-name="ce29" table:formula="of:=SUM([.I65:.I75])" office:value-type="float" office:value="0" calcext:value-type="float">
            <text:p>0</text:p>
          </table:table-cell>
          <table:table-cell table:style-name="ce37" table:formula="of:=AVERAGE([.J65:.J75])" office:value-type="float" office:value="3.27272727272727" calcext:value-type="float">
            <text:p>3,3</text:p>
          </table:table-cell>
          <table:table-cell table:style-name="ce46" table:number-columns-repeated="1010"/>
          <table:table-cell table:style-name="ce50" table:number-columns-repeated="3"/>
          <table:table-cell/>
        </table:table-row>
        <table:table-row table:style-name="ro1">
          <table:table-cell table:style-name="Default"/>
          <table:table-cell table:style-name="ce55" office:value-type="string" calcext:value-type="string">
            <office:annotation draw:style-name="gr1" draw:text-style-name="P4" svg:width="2.899cm" svg:height="1.799cm" svg:x="7.805cm" svg:y="27.399cm" draw:caption-point-x="-0.61cm" draw:caption-point-y="1.51cm">
              <dc:creator>NH</dc:creator>
              <dc:date>2022-08-16T00:00:00</dc:date>
              <text:p text:style-name="P3"><text:span text:style-name="T2">3: thresholds</text:span></text:p>
            </office:annotation>
            <text:p>WiFi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41" table:formula="of:=SUM([.C65:.I65])" office:value-type="float" office:value="6" calcext:value-type="float">
            <text:p>6</text:p>
          </table:table-cell>
          <table:table-cell table:style-name="ce49" table:number-columns-repeated="1010"/>
          <table:table-cell table:number-columns-repeated="4"/>
        </table:table-row>
        <table:table-row table:style-name="ro1">
          <table:table-cell/>
          <table:table-cell table:style-name="ce53" office:value-type="string" calcext:value-type="string">
            <office:annotation draw:style-name="gr1" draw:text-style-name="P4" svg:width="2.899cm" svg:height="1.799cm" svg:x="7.805cm" svg:y="27.851cm" draw:caption-point-x="-0.61cm" draw:caption-point-y="1.51cm">
              <dc:creator>NH</dc:creator>
              <dc:date>2022-08-16T00:00:00</dc:date>
              <text:p text:style-name="P3"><text:span text:style-name="T2">3: colors by type, if not loopback</text:span></text:p>
            </office:annotation>
            <text:p>Local IP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42" table:formula="of:=SUM([.C66:.I66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Extern IP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2" table:formula="of:=SUM([.C67:.I67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Network Load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42" table:formula="of:=SUM([.C68:.I68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Dirstack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42" table:formula="of:=SUM([.C69:.I6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Environment Variables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2" table:formula="of:=SUM([.C70:.I7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Title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42" table:formula="of:=SUM([.C71:.I7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direnv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42" table:formula="of:=SUM([.C72:.I72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Mail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42" table:formula="of:=SUM([.C73:.I73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Uptime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42" table:formula="of:=SUM([.C74:.I74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VPN IP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42" table:formula="of:=SUM([.C75:.I75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office:annotation draw:style-name="gr2" draw:text-style-name="P2" svg:width="2.899cm" svg:height="4.546cm" svg:x="3.755cm" svg:y="32.366cm" draw:caption-point-x="-0.61cm" draw:caption-point-y="1.51cm">
              <dc:creator>NH</dc:creator>
              <dc:date>2022-09-05T00:00:00</dc:date>
              <text:p text:style-name="P1">1: Displays version or basic infos.</text:p>
              <text:p text:style-name="P1">2: Displays basic infos when necessary or always displays real infos.</text:p>
              <text:p text:style-name="P1">3: Displays what really matters, when it matters.</text:p>
            </office:annotation>
            <text:p>Dev context</text:p>
          </table:table-cell>
          <table:table-cell table:style-name="ce14" office:value-type="string" calcext:value-type="string">
            <text:p>Support</text:p>
          </table:table-cell>
          <table:table-cell table:style-name="ce30" table:formula="of:=SUM([.C77:.C129])" office:value-type="float" office:value="6" calcext:value-type="float">
            <text:p>6</text:p>
          </table:table-cell>
          <table:table-cell table:style-name="ce30" table:formula="of:=SUM([.D77:.D129])" office:value-type="float" office:value="85" calcext:value-type="float">
            <text:p>85</text:p>
          </table:table-cell>
          <table:table-cell table:style-name="ce30" table:formula="of:=SUM([.E77:.E129])" office:value-type="float" office:value="37" calcext:value-type="float">
            <text:p>37</text:p>
          </table:table-cell>
          <table:table-cell table:style-name="ce30" table:formula="of:=SUM([.F77:.F129])" office:value-type="float" office:value="49" calcext:value-type="float">
            <text:p>49</text:p>
          </table:table-cell>
          <table:table-cell table:style-name="ce30" table:formula="of:=SUM([.G77:.G129])" office:value-type="float" office:value="21" calcext:value-type="float">
            <text:p>21</text:p>
          </table:table-cell>
          <table:table-cell table:style-name="ce30" table:formula="of:=SUM([.H77:.H129])" office:value-type="float" office:value="0" calcext:value-type="float">
            <text:p>0</text:p>
          </table:table-cell>
          <table:table-cell table:style-name="ce30" table:formula="of:=SUM([.I77:.I129])" office:value-type="float" office:value="0" calcext:value-type="float">
            <text:p>0</text:p>
          </table:table-cell>
          <table:table-cell table:style-name="ce37" table:formula="of:=AVERAGE([.J77:.J129])" office:value-type="float" office:value="3.73584905660377" calcext:value-type="float">
            <text:p>3,7</text:p>
          </table:table-cell>
          <table:table-cell table:style-name="ce46" table:number-columns-repeated="1010"/>
          <table:table-cell table:style-name="ce50" table:number-columns-repeated="3"/>
          <table:table-cell/>
        </table:table-row>
        <table:table-row table:style-name="ro1">
          <table:table-cell table:style-name="Default"/>
          <table:table-cell table:style-name="ce55" office:value-type="string" calcext:value-type="string">
            <text:p>.NET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38" table:formula="of:=SUM([.C77:.I77])" office:value-type="float" office:value="9" calcext:value-type="float">
            <text:p>9</text:p>
          </table:table-cell>
          <table:table-cell table:style-name="ce49" table:number-columns-repeated="1010"/>
          <table:table-cell table:number-columns-repeated="4"/>
        </table:table-row>
        <table:table-row table:style-name="ro1">
          <table:table-cell/>
          <table:table-cell table:style-name="ce53" office:value-type="string" calcext:value-type="string">
            <text:p>Go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78:.I78])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Haskell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79:.I79])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Rust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80:.I80])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Node.js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81:.I81])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Current Shell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82:.I82])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PHP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83:.I83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Ruby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84:.I84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Google Cloud (gcloud)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85:.I85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Perl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86:.I86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Swift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87:.I87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CMake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88:.I88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Julia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89:.I89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Package directory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90:.I90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Java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91:.I91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Crystal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92:.I92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Dar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93:.I93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Elixir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formula="of:=SUM([.C94:.I94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Elm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formula="of:=SUM([.C95:.I95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Python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96:.I96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R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97:.I97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Flutter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98:.I98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Kotlin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99:.I99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Lua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100:.I100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IBM cloud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formula="of:=SUM([.C101:.I10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Angular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102:.I102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Buf</text:p>
          </table:table-cell>
          <table:table-cell table:style-name="ce22" office:value-type="float" office:value="0" calcext:value-type="float">
            <text:p>0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03:.I103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Bun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04:.I104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C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05:.I105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CDS (SAP CAP)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106:.I106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Cloud Foundry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107:.I107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COBOL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08:.I108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Daml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09:.I109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Deno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10:.I110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Ember.js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formula="of:=SUM([.C111:.I111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Erlang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12:.I112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Gradle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formula="of:=SUM([.C113:.I113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Helm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14:.I114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Maven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formula="of:=SUM([.C115:.I115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Nim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16:.I116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OCaml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17:.I117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OpenStack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18:.I118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Pulumi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19:.I119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PureScrip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20:.I120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Raku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21:.I121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Red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22:.I122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Scala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23:.I123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UI5 Tooling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124:.I124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V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25:.I125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Vagran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26:.I126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Zig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27:.I127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asdf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128:.I128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Xcode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formula="of:=SUM([.C129:.I129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NPM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130:.I130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GCP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131:.I131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NX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132:.I132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Services</text:p>
          </table:table-cell>
          <table:table-cell table:style-name="ce14" office:value-type="string" calcext:value-type="string">
            <text:p>Support</text:p>
          </table:table-cell>
          <table:table-cell table:style-name="ce31" table:formula="of:=SUM([.C134:.C150])" office:value-type="float" office:value="0" calcext:value-type="float">
            <text:p>0</text:p>
          </table:table-cell>
          <table:table-cell table:style-name="ce31" table:formula="of:=SUM([.D134:.D150])" office:value-type="float" office:value="0" calcext:value-type="float">
            <text:p>0</text:p>
          </table:table-cell>
          <table:table-cell table:style-name="ce31" table:formula="of:=SUM([.E134:.E150])" office:value-type="float" office:value="0" calcext:value-type="float">
            <text:p>0</text:p>
          </table:table-cell>
          <table:table-cell table:style-name="ce31" table:formula="of:=SUM([.F134:.F150])" office:value-type="float" office:value="15" calcext:value-type="float">
            <text:p>15</text:p>
          </table:table-cell>
          <table:table-cell table:style-name="ce31" table:formula="of:=SUM([.G134:.G150])" office:value-type="float" office:value="4" calcext:value-type="float">
            <text:p>4</text:p>
          </table:table-cell>
          <table:table-cell table:style-name="ce31" table:formula="of:=SUM([.H134:.H150])" office:value-type="float" office:value="25" calcext:value-type="float">
            <text:p>25</text:p>
          </table:table-cell>
          <table:table-cell table:style-name="ce31" table:formula="of:=SUM([.I134:.I150])" office:value-type="float" office:value="0" calcext:value-type="float">
            <text:p>0</text:p>
          </table:table-cell>
          <table:table-cell table:style-name="ce37" table:formula="of:=AVERAGE([.J134:.J150])" office:value-type="float" office:value="2.58823529411765" calcext:value-type="float">
            <text:p>2,6</text:p>
          </table:table-cell>
          <table:table-cell table:style-name="ce46" table:number-columns-repeated="1010"/>
          <table:table-cell table:style-name="ce50" table:number-columns-repeated="3"/>
          <table:table-cell/>
        </table:table-row>
        <table:table-row table:style-name="ro1">
          <table:table-cell table:style-name="Default"/>
          <table:table-cell table:style-name="ce55" office:value-type="string" calcext:value-type="string">
            <text:p>Weather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0" calcext:value-type="float">
            <text:p>0</text:p>
          </table:table-cell>
          <table:table-cell table:style-name="ce43" table:formula="of:=SUM([.C134:.I134])" office:value-type="float" office:value="4" calcext:value-type="float">
            <text:p>4</text:p>
          </table:table-cell>
          <table:table-cell table:style-name="ce49" table:number-columns-repeated="1010"/>
          <table:table-cell table:number-columns-repeated="4"/>
        </table:table-row>
        <table:table-row table:style-name="ro1">
          <table:table-cell/>
          <table:table-cell table:style-name="ce53" office:value-type="string" calcext:value-type="string">
            <text:p>Brewfather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44" table:formula="of:=SUM([.C135:.I13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CMUS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44" table:formula="of:=SUM([.C136:.I13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DBUS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44" table:formula="of:=SUM([.C137:.I13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iTunes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44" table:formula="of:=SUM([.C138:.I13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MOCPS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44" table:formula="of:=SUM([.C139:.I13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MPD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44" table:formula="of:=SUM([.C140:.I14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RDIO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44" table:formula="of:=SUM([.C141:.I14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Rhythmbox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44" table:formula="of:=SUM([.C142:.I14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ightscout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44" table:formula="of:=SUM([.C143:.I14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Clementine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44" table:formula="of:=SUM([.C144:.I144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Spotify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44" table:formula="of:=SUM([.C145:.I145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Strava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44" table:formula="of:=SUM([.C146:.I146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Wakatime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44" table:formula="of:=SUM([.C147:.I147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Withings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44" table:formula="of:=SUM([.C148:.I148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YouTube Music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44" table:formula="of:=SUM([.C149:.I149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Taskwarrior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44" table:formula="of:=SUM([.C150:.I150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todo.txt-cli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44" table:formula="of:=SUM([.C151:.I151])" office:value-type="float" office:value="1" calcext:value-type="float">
            <text:p>1</text:p>
          </table:table-cell>
          <table:table-cell table:number-columns-repeated="1014"/>
        </table:table-row>
        <table:table-row table:style-name="ro1" table:number-rows-repeated="104842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Prompts comparison as of 2022-08'.C6:'Prompts comparison as of 2022-08'.I6 'Prompts comparison as of 2022-08'.C8:'Prompts comparison as of 2022-08'.I12 'Prompts comparison as of 2022-08'.C14:'Prompts comparison as of 2022-08'.I34 'Prompts comparison as of 2022-08'.C36:'Prompts comparison as of 2022-08'.I41 'Prompts comparison as of 2022-08'.C43:'Prompts comparison as of 2022-08'.I63 'Prompts comparison as of 2022-08'.C65:'Prompts comparison as of 2022-08'.I75 'Prompts comparison as of 2022-08'.C77:'Prompts comparison as of 2022-08'.I132 'Prompts comparison as of 2022-08'.C134:'Prompts comparison as of 2022-08'.I151">
            <calcext:condition calcext:apply-style-name="Neutral" calcext:value="=1" calcext:base-cell-address="'Prompts comparison as of 2022-08'.C6"/>
            <calcext:condition calcext:apply-style-name="Average" calcext:value="=2" calcext:base-cell-address="'Prompts comparison as of 2022-08'.C6"/>
            <calcext:condition calcext:apply-style-name="Good" calcext:value="=3" calcext:base-cell-address="'Prompts comparison as of 2022-08'.C6"/>
            <calcext:condition calcext:apply-style-name="Bad" calcext:value="&lt;=0" calcext:base-cell-address="'Prompts comparison as of 2022-08'.C6"/>
          </calcext:conditional-format>
          <calcext:conditional-format calcext:target-range-address="'Prompts comparison as of 2022-08'.C5:'Prompts comparison as of 2022-08'.I5">
            <calcext:color-scale>
              <calcext:color-scale-entry calcext:value="0" calcext:type="minimum" calcext:color="#f3e5f5"/>
              <calcext:color-scale-entry calcext:value="0" calcext:type="maximum" calcext:color="#9c27b0"/>
            </calcext:color-scale>
          </calcext:conditional-format>
          <calcext:conditional-format calcext:target-range-address="'Prompts comparison as of 2022-08'.C42:'Prompts comparison as of 2022-08'.I42">
            <calcext:color-scale>
              <calcext:color-scale-entry calcext:value="0" calcext:type="minimum" calcext:color="#f3e5f5"/>
              <calcext:color-scale-entry calcext:value="0" calcext:type="maximum" calcext:color="#9c27b0"/>
            </calcext:color-scale>
          </calcext:conditional-format>
          <calcext:conditional-format calcext:target-range-address="'Prompts comparison as of 2022-08'.C76:'Prompts comparison as of 2022-08'.I76">
            <calcext:color-scale>
              <calcext:color-scale-entry calcext:value="0" calcext:type="minimum" calcext:color="#f3e5f5"/>
              <calcext:color-scale-entry calcext:value="0" calcext:type="maximum" calcext:color="#9c27b0"/>
            </calcext:color-scale>
          </calcext:conditional-format>
          <calcext:conditional-format calcext:target-range-address="'Prompts comparison as of 2022-08'.C13:'Prompts comparison as of 2022-08'.I13">
            <calcext:color-scale>
              <calcext:color-scale-entry calcext:value="0" calcext:type="minimum" calcext:color="#f3e5f5"/>
              <calcext:color-scale-entry calcext:value="0" calcext:type="maximum" calcext:color="#9c27b0"/>
            </calcext:color-scale>
          </calcext:conditional-format>
          <calcext:conditional-format calcext:target-range-address="'Prompts comparison as of 2022-08'.C35:'Prompts comparison as of 2022-08'.I35">
            <calcext:color-scale>
              <calcext:color-scale-entry calcext:value="0" calcext:type="minimum" calcext:color="#f3e5f5"/>
              <calcext:color-scale-entry calcext:value="0" calcext:type="maximum" calcext:color="#9c27b0"/>
            </calcext:color-scale>
          </calcext:conditional-format>
          <calcext:conditional-format calcext:target-range-address="'Prompts comparison as of 2022-08'.C64:'Prompts comparison as of 2022-08'.I64">
            <calcext:color-scale>
              <calcext:color-scale-entry calcext:value="0" calcext:type="minimum" calcext:color="#f3e5f5"/>
              <calcext:color-scale-entry calcext:value="0" calcext:type="maximum" calcext:color="#9c27b0"/>
            </calcext:color-scale>
          </calcext:conditional-format>
          <calcext:conditional-format calcext:target-range-address="'Prompts comparison as of 2022-08'.C133:'Prompts comparison as of 2022-08'.I133">
            <calcext:color-scale>
              <calcext:color-scale-entry calcext:value="0" calcext:type="minimum" calcext:color="#f3e5f5"/>
              <calcext:color-scale-entry calcext:value="0" calcext:type="maximum" calcext:color="#9c27b0"/>
            </calcext:color-scale>
          </calcext:conditional-format>
          <calcext:conditional-format calcext:target-range-address="'Prompts comparison as of 2022-08'.J152:'Prompts comparison as of 2022-08'.J1048576 'Prompts comparison as of 2022-08'.J8:'Prompts comparison as of 2022-08'.J12 'Prompts comparison as of 2022-08'.J14:'Prompts comparison as of 2022-08'.J34 'Prompts comparison as of 2022-08'.J43:'Prompts comparison as of 2022-08'.J63 'Prompts comparison as of 2022-08'.J77:'Prompts comparison as of 2022-08'.J132 'Prompts comparison as of 2022-08'.J2:'Prompts comparison as of 2022-08'.J6">
            <calcext:color-scale>
              <calcext:color-scale-entry calcext:value="0" calcext:type="minimum" calcext:color="#e8f5e9"/>
              <calcext:color-scale-entry calcext:value="0" calcext:type="maximum" calcext:color="#4caf50"/>
            </calcext:color-scale>
          </calcext:conditional-format>
          <calcext:conditional-format calcext:target-range-address="'Prompts comparison as of 2022-08'.J36:'Prompts comparison as of 2022-08'.J41">
            <calcext:color-scale>
              <calcext:color-scale-entry calcext:value="0" calcext:type="minimum" calcext:color="#e8f5e9"/>
              <calcext:color-scale-entry calcext:value="0" calcext:type="maximum" calcext:color="#4caf50"/>
            </calcext:color-scale>
          </calcext:conditional-format>
          <calcext:conditional-format calcext:target-range-address="'Prompts comparison as of 2022-08'.J65:'Prompts comparison as of 2022-08'.J75">
            <calcext:color-scale>
              <calcext:color-scale-entry calcext:value="0" calcext:type="minimum" calcext:color="#e8f5e9"/>
              <calcext:color-scale-entry calcext:value="0" calcext:type="maximum" calcext:color="#4caf50"/>
            </calcext:color-scale>
          </calcext:conditional-format>
          <calcext:conditional-format calcext:target-range-address="'Prompts comparison as of 2022-08'.J134:'Prompts comparison as of 2022-08'.J151">
            <calcext:color-scale>
              <calcext:color-scale-entry calcext:value="0" calcext:type="minimum" calcext:color="#e8f5e9"/>
              <calcext:color-scale-entry calcext:value="0" calcext:type="maximum" calcext:color="#4caf50"/>
            </calcext:color-scale>
          </calcext:conditional-format>
          <calcext:conditional-format calcext:target-range-address="'Prompts comparison as of 2022-08'.C7:'Prompts comparison as of 2022-08'.I7">
            <calcext:color-scale>
              <calcext:color-scale-entry calcext:value="0" calcext:type="minimum" calcext:color="#ede7f6"/>
              <calcext:color-scale-entry calcext:value="0" calcext:type="maximum" calcext:color="#673ab7"/>
            </calcext:color-scale>
          </calcext:conditional-format>
        </calcext:conditional-formats>
      </table:table>
      <table:table table:name="Features" table:style-name="ta1">
        <table:table-column table:style-name="co6" table:default-cell-style-name="Default"/>
        <table:table-column table:style-name="co5" table:number-columns-repeated="1023" table:default-cell-style-name="Default"/>
        <table:table-row table:style-name="ro1">
          <table:table-cell table:style-name="ce99" office:value-type="string" calcext:value-type="string">
            <text:p>Level</text:p>
          </table:table-cell>
          <table:table-cell table:style-name="ce99" office:value-type="string" calcext:value-type="string">
            <text:p>Description</text:p>
          </table:table-cell>
          <table:table-cell table:style-name="ce99"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 support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ics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ood feature set but poor ergonomics (e.g. fixed-color tags list)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ood features and ergonomics</text:p>
          </table:table-cell>
          <table:table-cell table:number-columns-repeated="1022"/>
        </table:table-row>
      </table:table>
      <table:named-expressions/>
      <table:database-ranges>
        <table:database-range table:name="__Anonymous_Sheet_DB__0" table:target-range-address="'Prompts comparison as of 2022-08'.B134:'Prompts comparison as of 2022-08'.J151" table:contains-header="false">
          <table:sort>
            <table:sort-by table:field-number="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 number:title="Défini par l'utilisateur">
      <number:number number:decimal-places="1" loext:min-decimal-places="1" number:min-integer-digits="1"/>
    </number:number-style>
    <style:style style:name="Default" style:family="table-cell">
      <style:table-cell-properties fo:background-color="transparent"/>
      <style:text-properties style:use-window-font-color="tru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1fdc1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ce4e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ne" style:family="table-cell" style:parent-style-name="Default">
      <style:table-cell-properties fo:background-color="transparent"/>
      <style:text-properties fo:color="#a5a5a5"/>
    </style:style>
    <style:style style:name="Average" style:family="table-cell" style:parent-style-name="Status">
      <style:table-cell-properties fo:background-color="#d7daf3"/>
      <style:text-properties fo:color="#283593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fo:page-width="30cm" fo:page-height="75.001cm" fo:margin-top="0.499cm" fo:margin-bottom="0.499cm" fo:margin-left="0.499cm" fo:margin-right="0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5">00/00/0000</text:date>, <text:time style:data-style-name="N2" text:time-value="08:40:28.2432654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oj Han</meta:initial-creator>
    <meta:creation-date>2022-08-16T20:46:23.144830003</meta:creation-date>
    <dc:date>2022-09-05T09:25:32.795299309</dc:date>
    <dc:creator>Noj Han</dc:creator>
    <meta:editing-duration>PT7H6M12S</meta:editing-duration>
    <meta:editing-cycles>73</meta:editing-cycles>
    <meta:generator>LibreOffice/6.4.7.2$Linux_X86_64 LibreOffice_project/40$Build-2</meta:generator>
    <meta:document-statistic meta:table-count="2" meta:cell-count="1368" meta:object-count="0"/>
  </office:meta>
</office:document-meta>
</file>